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1efe3b"/>
    </style:style>
    <style:style style:name="P2" style:family="paragraph" style:parent-style-name="Standard">
      <style:text-properties fo:language="en" fo:country="US" officeooo:rsid="00207b6d" officeooo:paragraph-rsid="00207b6d"/>
    </style:style>
    <style:style style:name="P3" style:family="paragraph" style:parent-style-name="Standard">
      <style:text-properties fo:language="en" fo:country="US" officeooo:rsid="00273c5c" officeooo:paragraph-rsid="00207b6d"/>
    </style:style>
    <style:style style:name="P4" style:family="paragraph" style:parent-style-name="Standard">
      <style:text-properties fo:language="en" fo:country="US" officeooo:rsid="00289103" officeooo:paragraph-rsid="00221e93"/>
    </style:style>
    <style:style style:name="P5" style:family="paragraph" style:parent-style-name="Standard">
      <style:text-properties fo:language="en" fo:country="US" officeooo:paragraph-rsid="00247c8b"/>
    </style:style>
    <style:style style:name="P6" style:family="paragraph" style:parent-style-name="Standard">
      <style:text-properties fo:language="en" fo:country="US" officeooo:rsid="00255b4a" officeooo:paragraph-rsid="00255b4a"/>
    </style:style>
    <style:style style:name="P7" style:family="paragraph" style:parent-style-name="Standard">
      <style:text-properties officeooo:paragraph-rsid="00207b6d"/>
    </style:style>
    <style:style style:name="P8" style:family="paragraph" style:parent-style-name="Standard">
      <style:paragraph-properties>
        <style:tab-stops>
          <style:tab-stop style:position="3.2398in"/>
        </style:tab-stops>
      </style:paragraph-properties>
      <style:text-properties officeooo:paragraph-rsid="00221e93"/>
    </style:style>
    <style:style style:name="P9" style:family="paragraph" style:parent-style-name="Standard">
      <style:text-properties officeooo:paragraph-rsid="00247c8b"/>
    </style:style>
    <style:style style:name="P10" style:family="paragraph" style:parent-style-name="Standard">
      <style:text-properties fo:color="#000000" loext:opacity="100%" style:font-name="Liberation Serif" fo:font-size="12pt" officeooo:paragraph-rsid="00255b4a" style:font-size-asian="12pt" style:font-size-complex="12pt"/>
    </style:style>
    <style:style style:name="P11" style:family="paragraph" style:parent-style-name="Standard">
      <style:text-properties fo:language="en" fo:country="US" officeooo:rsid="0015da18" officeooo:paragraph-rsid="001efe3b"/>
    </style:style>
    <style:style style:name="T1" style:family="text">
      <style:text-properties officeooo:rsid="0015da18"/>
    </style:style>
    <style:style style:name="T2" style:family="text">
      <style:text-properties officeooo:rsid="00207b6d"/>
    </style:style>
    <style:style style:name="T3" style:family="text">
      <style:text-properties fo:language="en" fo:country="US" officeooo:rsid="00273c5c"/>
    </style:style>
    <style:style style:name="T4" style:family="text">
      <style:text-properties fo:language="en" fo:country="US" officeooo:rsid="00289103"/>
    </style:style>
    <style:style style:name="T5" style:family="text">
      <style:text-properties fo:language="en" fo:country="US" officeooo:rsid="00205d8b"/>
    </style:style>
    <style:style style:name="T6" style:family="text">
      <style:text-properties fo:language="en" fo:country="US" officeooo:rsid="0022138a"/>
    </style:style>
    <style:style style:name="T7" style:family="text">
      <style:text-properties fo:language="en" fo:country="US" officeooo:rsid="0023b667"/>
    </style:style>
    <style:style style:name="T8" style:family="text">
      <style:text-properties fo:language="en" fo:country="US" officeooo:rsid="002462e3"/>
    </style:style>
    <style:style style:name="T9" style:family="text">
      <style:text-properties fo:language="en" fo:country="US" officeooo:rsid="0025b45f"/>
    </style:style>
    <style:style style:name="T10" style:family="text">
      <style:text-properties fo:language="en" fo:country="US" officeooo:rsid="00207b6d"/>
    </style:style>
    <style:style style:name="T11" style:family="text">
      <style:text-properties fo:language="en" fo:country="US" officeooo:rsid="00221e93"/>
    </style:style>
    <style:style style:name="T12" style:family="text">
      <style:text-properties fo:language="en" fo:country="US" officeooo:rsid="00235899"/>
    </style:style>
    <style:style style:name="T13" style:family="text">
      <style:text-properties fo:language="en" fo:country="US" officeooo:rsid="00247c8b"/>
    </style:style>
    <style:style style:name="T14" style:family="text">
      <style:text-properties fo:language="en" fo:country="US" officeooo:rsid="00255b4a"/>
    </style:style>
    <style:style style:name="T15" style:family="text">
      <style:text-properties fo:language="en" fo:country="US" officeooo:rsid="0026775f"/>
    </style:style>
    <style:style style:name="T16" style:family="text">
      <style:text-properties fo:language="en" fo:country="US" officeooo:rsid="0029a6bd"/>
    </style:style>
    <style:style style:name="T17" style:family="text">
      <style:text-properties officeooo:rsid="00221e93"/>
    </style:style>
    <style:style style:name="T18" style:family="text">
      <style:text-properties officeooo:rsid="00235899"/>
    </style:style>
    <style:style style:name="T19" style:family="text">
      <style:text-properties officeooo:rsid="00289103"/>
    </style:style>
    <style:style style:name="T20" style:family="text">
      <style:text-properties officeooo:rsid="00298144"/>
    </style:style>
    <style:style style:name="T21" style:family="text">
      <style:text-properties officeooo:rsid="0023fb67"/>
    </style:style>
    <style:style style:name="T22" style:family="text">
      <style:text-properties officeooo:rsid="00247c8b"/>
    </style:style>
    <style:style style:name="T23" style:family="text">
      <style:text-properties officeooo:rsid="00255b4a"/>
    </style:style>
    <style:style style:name="T24" style:family="text">
      <style:text-properties fo:font-variant="normal" fo:text-transform="none" fo:letter-spacing="normal" fo:font-style="normal" fo:font-weight="normal"/>
    </style:style>
    <style:style style:name="T25" style:family="text">
      <style:text-properties fo:font-variant="normal" fo:text-transform="none" fo:letter-spacing="normal" fo:font-style="normal" fo:font-weight="normal" officeooo:rsid="0026775f"/>
    </style:style>
    <style:style style:name="T26" style:family="text">
      <style:text-properties fo:font-variant="normal" fo:text-transform="none" fo:letter-spacing="normal" fo:font-style="normal" fo:font-weight="normal" officeooo:rsid="0026fb9a"/>
    </style:style>
    <style:style style:name="T27" style:family="text">
      <style:text-properties officeooo:rsid="0026775f"/>
    </style:style>
    <style:style style:name="T28" style:family="text">
      <style:text-properties officeooo:rsid="00296a2d"/>
    </style:style>
    <style:style style:name="T29" style:family="text">
      <style:text-properties officeooo:rsid="0029a6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ab/><text:tab/><text:tab/><text:tab/></text:p>
      <text:p text:style-name="P1"/>
      <text:p text:style-name="P1"/>
      <text:p text:style-name="P6">Subject : Recommendation letter for Dr. Brugnoli </text:p>
      <text:p text:style-name="P6"/>
      <text:p text:style-name="P6"><text:span text:style-name="T1">To</text:span> the attention of the <text:span text:style-name="T2">recruiting committee of ISAE-SUPAERO</text:span></text:p>
      <text:p text:style-name="P1"/>
      <text:p text:style-name="P1">Ladies, gentlemen</text:p>
      <text:p text:style-name="P1"/>
      <text:p text:style-name="P1"/>
      <text:p text:style-name="P2">I am full professor at the University Twente, where I lead the Robotics and Mec<text:span text:style-name="T17">h</text:span>atronics group. </text:p>
      <text:p text:style-name="P7"><text:span text:style-name="T10">M</text:span><text:span text:style-name="T5">y carrier </text:span><text:span text:style-name="T10">has been centered around innovative methods for the modeling, analysis and control of robotic systems. </text:span><text:span text:style-name="T6">In 2018 I </text:span><text:span text:style-name="T9">was</text:span><text:span text:style-name="T6"> awarded with an ERC advanced grant for the Portwings project. This project has the </text:span><text:span text:style-name="T12">objective</text:span><text:span text:style-name="T6"> </text:span><text:span text:style-name="T7">to gain new insights on the physical mechanisms underlying birds flight, with the aim of perfect</text:span><text:span text:style-name="T8">ing</text:span><text:span text:style-name="T7"> a bio-mimetic robotic bird. </text:span></text:p>
      <text:p text:style-name="P3"/>
      <text:p text:style-name="P3"/>
      <text:p text:style-name="P9"><text:span text:style-name="T3">Andrea was hired in the Portwings team in November 2020. His expertise in the field of numerical discretization of </text:span><text:span text:style-name="T11">physics-based interconnected models</text:span><text:span text:style-name="T3"> mad</text:span><text:span text:style-name="T4">e him a perfect candidate for the activities related to the numerical challenges of the project. </text:span><text:span text:style-name="T13">His work has already lead to a first major paper on the structure-preserving discretization of open systems of conservation laws, now under revision.</text:span></text:p>
      <text:p text:style-name="P4"/>
      <text:p text:style-name="P4"/>
      <text:p text:style-name="P8"><text:span text:style-name="T12">T</text:span><text:span text:style-name="T11">he professional and academic career of Andrea is remarkable. </text:span><text:span text:style-name="T12">He holds a double degree in aerospace engineering from ISAE-SUPAERO and Politecnico di Milano, a research master in automatic control from Université Paris-Saclay and a PHD degree in automatic control from ISAE-SUPAERO. Throughout his studies and experiences, he has been living in three different foreign countries (France, Brazil and The Netherlands). This </text:span><text:span text:style-name="T16">indubitably</text:span><text:span text:style-name="T12"> shows its openness towards new challenges and its ability in adapting </text:span><text:span text:style-name="T13">to</text:span><text:span text:style-name="T12"> new environments.</text:span></text:p>
      <text:p text:style-name="P1"/>
      <text:p text:style-name="P1"/>
      <text:p text:style-name="P5"><text:span text:style-name="T18">During this year, Andrea</text:span><text:span text:style-name="T19"> has demonstrated to be an extremely talented </text:span><text:span text:style-name="T20">and open-minded</text:span><text:span text:style-name="T19"> scientist, with a deep knowledge in his area of expertise, </text:span><text:span text:style-name="T20">and capable of facing </text:span><text:span text:style-name="T23">new scientific problems</text:span><text:span text:style-name="T20"> with enthusiasm and scientific rigor.</text:span><text:span text:style-name="T21"> </text:span><text:span text:style-name="T18">I was particularly impressed by how rapidly </text:span><text:span text:style-name="T21">Andrea</text:span><text:span text:style-name="T18"> was able to master </text:span><text:span text:style-name="T21">the non trivial </text:span><text:span text:style-name="T18">mathematical </text:span><text:span text:style-name="T27">tools</text:span><text:span text:style-name="T18"> </text:span><text:span text:style-name="T21">underlying the Portwings project</text:span><text:span text:style-name="T18">. </text:span><text:span text:style-name="T28">It is clear to me that </text:span><text:span text:style-name="T29">he</text:span><text:span text:style-name="T28"> has a natural inclination for mathematics and its applications to engineering problems. </text:span><text:span text:style-name="T21">Moreover, he has always show</text:span><text:span text:style-name="T27">n </text:span><text:span text:style-name="T21">a </text:span><text:span text:style-name="T22">genuinely</text:span><text:span text:style-name="T21"> positive attitude, </text:span><text:span text:style-name="T22">making our collaboration very pleasant </text:span><text:span text:style-name="T27">from the start</text:span><text:span text:style-name="T22">.</text:span></text:p>
      <text:p text:style-name="P1"/>
      <text:p text:style-name="P1"/>
      <text:p text:style-name="P10"><text:span text:style-name="T14">For all these reasons, I consider Andrea to be a perfect candidate </text:span><text:span text:style-name="T15">for the vacancy of</text:span><text:span text:style-name="T14"> assistant professor in the </text:span><text:span text:style-name="T24">Complex Systems Engineering Department </text:span><text:span text:style-name="T25">at ISAE-SUPAERO. I am confident he will be able to develop cutting-edge research in the field of mathematical </text:span><text:span text:style-name="T26">and numerical</text:span><text:span text:style-name="T25"> modeling for dynamical system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1T15:32:51.208346924</meta:creation-date>
    <dc:date>2022-02-21T18:09:37.913066938</dc:date>
    <meta:editing-duration>PT29M45S</meta:editing-duration>
    <meta:editing-cycles>7</meta:editing-cycles>
    <meta:generator>LibreOffice/7.1.7.2$Linux_X86_64 LibreOffice_project/10$Build-2</meta:generator>
    <meta:document-statistic meta:table-count="0" meta:image-count="0" meta:object-count="0" meta:page-count="1" meta:paragraph-count="10" meta:word-count="367" meta:character-count="2402" meta:non-whitespace-character-count="2037"/>
  </office:meta>
</office:document-meta>
</file>